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7.308cm"/>
    </style:style>
    <style:style style:name="Таблица1.C" style:family="table-column">
      <style:table-column-properties style:column-width="8.5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0ad394" officeooo:paragraph-rsid="000ad394" style:font-name-asian="WenQuanYi Micro Hei Mono" style:font-size-asian="10pt" style:font-name-complex="Liberation Mono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fo:language="ru" fo:country="RU" officeooo:rsid="00597ad2" officeooo:paragraph-rsid="00597ad2" style:font-name-asian="WenQuanYi Micro Hei Mono" style:font-size-asian="10pt" style:font-name-complex="Liberation Mono" style:font-size-complex="10pt"/>
    </style:style>
    <style:style style:name="P3" style:family="paragraph" style:parent-style-name="Table_20_Contents">
      <style:text-properties style:font-name="Rekha" fo:font-size="11pt" officeooo:rsid="0016b3d8" officeooo:paragraph-rsid="0016b3d8" style:font-name-asian="WenQuanYi Micro Hei Mono" style:font-size-asian="11pt" style:font-name-complex="Liberation Mono" style:font-size-complex="11pt"/>
    </style:style>
    <style:style style:name="P4" style:family="paragraph" style:parent-style-name="Table_20_Contents">
      <style:text-properties style:font-name="Rekha" fo:font-size="11pt" officeooo:rsid="0016b3d8" officeooo:paragraph-rsid="002e0c71" style:font-name-asian="WenQuanYi Micro Hei Mono" style:font-size-asian="11pt" style:font-name-complex="Liberation Mono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Rekha" fo:font-size="11pt" officeooo:rsid="0016b3d8" officeooo:paragraph-rsid="0016b3d8" style:font-name-asian="WenQuanYi Micro Hei Mono" style:font-size-asian="11pt" style:font-name-complex="Liberation Mono" style:font-size-complex="11pt"/>
    </style:style>
    <style:style style:name="P6" style:family="paragraph" style:parent-style-name="Table_20_Contents">
      <style:text-properties style:font-name="Rekha" fo:font-size="11pt" officeooo:rsid="00193b61" officeooo:paragraph-rsid="001c668a" style:font-name-asian="WenQuanYi Micro Hei Mono" style:font-size-asian="11pt" style:font-name-complex="Liberation Mono" style:font-size-complex="11pt"/>
    </style:style>
    <style:style style:name="P7" style:family="paragraph" style:parent-style-name="Table_20_Contents">
      <style:text-properties style:font-name="Rekha" fo:font-size="11pt" officeooo:rsid="0020d0b8" officeooo:paragraph-rsid="0020d0b8" style:font-name-asian="WenQuanYi Micro Hei Mono" style:font-size-asian="11pt" style:font-name-complex="Liberation Mono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Rekha" fo:font-size="11pt" officeooo:rsid="005850ce" officeooo:paragraph-rsid="005850ce" style:font-name-asian="WenQuanYi Micro Hei Mono" style:font-size-asian="11pt" style:font-name-complex="Liberation Mono" style:font-size-complex="11pt"/>
    </style:style>
    <style:style style:name="P9" style:family="paragraph" style:parent-style-name="Table_20_Contents">
      <style:text-properties style:font-name="Rekha" fo:font-size="11pt" fo:font-weight="normal" officeooo:rsid="003434c4" officeooo:paragraph-rsid="0040b0ea" style:font-name-asian="WenQuanYi Micro Hei Mono" style:font-size-asian="11pt" style:font-weight-asian="normal" style:font-name-complex="Liberation Mono" style:font-size-complex="11pt" style:font-weight-complex="normal"/>
    </style:style>
    <style:style style:name="P10" style:family="paragraph" style:parent-style-name="Table_20_Contents">
      <style:text-properties style:font-name="Rekha" fo:font-size="11pt" fo:font-weight="normal" officeooo:rsid="002ad90f" officeooo:paragraph-rsid="0047c119" style:font-name-asian="WenQuanYi Micro Hei Mono" style:font-size-asian="11pt" style:font-weight-asian="normal" style:font-name-complex="Liberation Mono" style:font-size-complex="11pt" style:font-weight-complex="normal"/>
    </style:style>
    <style:style style:name="P11" style:family="paragraph" style:parent-style-name="Table_20_Contents">
      <style:text-properties style:font-name="Rekha" fo:font-size="11pt" fo:font-weight="normal" officeooo:rsid="002ad90f" officeooo:paragraph-rsid="00805cc9" style:font-name-asian="WenQuanYi Micro Hei Mono" style:font-size-asian="11pt" style:font-weight-asian="normal" style:font-name-complex="Liberation Mono" style:font-size-complex="11pt" style:font-weight-complex="normal"/>
    </style:style>
    <style:style style:name="P12" style:family="paragraph" style:parent-style-name="Table_20_Contents">
      <style:text-properties style:font-name="Rekha" fo:font-size="11pt" fo:font-weight="normal" officeooo:rsid="0047cd6b" officeooo:paragraph-rsid="0047cd6b" style:font-name-asian="WenQuanYi Micro Hei Mono" style:font-size-asian="11pt" style:font-weight-asian="normal" style:font-name-complex="Liberation Mono" style:font-size-complex="11pt" style:font-weight-complex="normal"/>
    </style:style>
    <style:style style:name="P13" style:family="paragraph" style:parent-style-name="Table_20_Contents">
      <style:text-properties style:font-name="Rekha" fo:font-size="11pt" fo:font-weight="normal" officeooo:rsid="0078ce94" officeooo:paragraph-rsid="0078ce94" style:font-name-asian="WenQuanYi Micro Hei Mono" style:font-size-asian="11pt" style:font-weight-asian="normal" style:font-name-complex="Liberation Mono" style:font-size-complex="11pt" style:font-weight-complex="normal"/>
    </style:style>
    <style:style style:name="P14" style:family="paragraph" style:parent-style-name="Table_20_Contents">
      <style:text-properties style:font-name="Rekha" fo:font-size="11pt" fo:font-weight="normal" officeooo:rsid="002ad90f" officeooo:paragraph-rsid="0067dbf0" fo:background-color="#ffffff" style:font-name-asian="WenQuanYi Micro Hei Mono" style:font-size-asian="11pt" style:font-weight-asian="normal" style:font-name-complex="Liberation Mono" style:font-size-complex="11pt" style:font-weight-complex="normal"/>
    </style:style>
    <style:style style:name="P15" style:family="paragraph" style:parent-style-name="Table_20_Contents">
      <style:text-properties fo:color="#666666" style:font-name="Rekha" fo:font-size="11pt" officeooo:rsid="000ad394" officeooo:paragraph-rsid="001adc49" style:font-name-asian="WenQuanYi Micro Hei Mono" style:font-size-asian="11pt" style:font-name-complex="Liberation Mono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666666" style:font-name="Rekha" fo:font-size="11pt" officeooo:rsid="000ad394" officeooo:paragraph-rsid="001adc49" style:font-name-asian="WenQuanYi Micro Hei Mono" style:font-size-asian="11pt" style:font-name-complex="Liberation Mono" style:font-size-complex="11pt"/>
    </style:style>
    <style:style style:name="P17" style:family="paragraph" style:parent-style-name="Table_20_Contents">
      <style:text-properties fo:color="#666666" style:font-name="Rekha" fo:font-size="11pt" fo:font-weight="normal" officeooo:rsid="003434c4" officeooo:paragraph-rsid="004eaaa2" style:font-name-asian="WenQuanYi Micro Hei Mono" style:font-size-asian="11pt" style:font-weight-asian="normal" style:font-name-complex="Liberation Mono" style:font-size-complex="11pt" style:font-weight-complex="normal"/>
    </style:style>
    <style:style style:name="P18" style:family="paragraph" style:parent-style-name="Table_20_Contents">
      <style:text-properties fo:font-variant="normal" fo:text-transform="none" fo:color="#000000" style:font-name="Rekha" fo:font-size="11pt" fo:letter-spacing="normal" fo:font-style="normal" fo:font-weight="normal" officeooo:rsid="00132ce2" officeooo:paragraph-rsid="0049a30d" style:font-size-asian="11pt" style:font-size-complex="11pt"/>
    </style:style>
    <style:style style:name="P19" style:family="paragraph" style:parent-style-name="Table_20_Contents">
      <style:text-properties fo:font-variant="normal" fo:text-transform="none" fo:color="#000000" style:font-name="Rekha" fo:font-size="11pt" fo:letter-spacing="normal" fo:font-style="normal" fo:font-weight="normal" officeooo:rsid="003cdcfd" officeooo:paragraph-rsid="0094f41a" style:font-size-asian="11pt" style:font-size-complex="11pt"/>
    </style:style>
    <style:style style:name="P20" style:family="paragraph" style:parent-style-name="Table_20_Contents">
      <style:text-properties fo:font-variant="normal" fo:text-transform="none" fo:color="#000000" style:font-name="Rekha" fo:font-size="11pt" fo:letter-spacing="normal" fo:font-style="normal" fo:font-weight="normal" officeooo:rsid="003cdcfd" officeooo:paragraph-rsid="009ceaf7" style:font-size-asian="11pt" style:font-size-complex="11pt"/>
    </style:style>
    <style:style style:name="P21" style:family="paragraph" style:parent-style-name="Table_20_Contents">
      <style:text-properties fo:font-variant="normal" fo:text-transform="none" fo:color="#000000" style:font-name="Rekha" fo:font-size="11pt" fo:letter-spacing="normal" fo:font-style="normal" fo:font-weight="normal" officeooo:rsid="003cdcfd" officeooo:paragraph-rsid="0047c119" style:font-name-asian="WenQuanYi Micro Hei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Table_20_Contents">
      <style:text-properties fo:font-variant="normal" fo:text-transform="none" fo:color="#000000" style:font-name="Rekha" fo:font-size="11pt" fo:letter-spacing="normal" fo:font-style="normal" fo:font-weight="normal" officeooo:rsid="00132ce2" officeooo:paragraph-rsid="009ceaf7" style:font-name-asian="WenQuanYi Micro Hei Mono" style:font-size-asian="11pt" style:font-name-complex="Liberation Mono" style:font-size-complex="11pt"/>
    </style:style>
    <style:style style:name="P23" style:family="paragraph" style:parent-style-name="Table_20_Contents">
      <style:text-properties fo:font-variant="normal" fo:text-transform="none" fo:color="#000000" style:text-outline="false" style:text-line-through-style="none" style:text-line-through-type="none" style:font-name="Rekha" fo:font-size="11pt" fo:letter-spacing="normal" fo:font-style="normal" fo:text-shadow="none" style:text-underline-style="none" fo:font-weight="normal" officeooo:rsid="002c0c72" officeooo:paragraph-rsid="0049a30d" style:font-size-asian="11pt" style:font-style-asian="normal" style:font-weight-asian="normal" style:font-size-complex="11pt" style:font-weight-complex="bold" style:text-emphasize="none"/>
    </style:style>
    <style:style style:name="P24" style:family="paragraph" style:parent-style-name="Table_20_Contents">
      <style:text-properties fo:color="#000000" style:font-name="Rekha" fo:font-size="11pt" officeooo:rsid="00132ce2" officeooo:paragraph-rsid="0049a30d" style:font-size-asian="11pt" style:font-size-complex="11pt"/>
    </style:style>
    <style:style style:name="P25" style:family="paragraph" style:parent-style-name="Table_20_Contents">
      <style:text-properties fo:color="#000000" style:font-name="Rekha" fo:font-size="11pt" fo:font-weight="normal" officeooo:rsid="005db512" officeooo:paragraph-rsid="005db512" style:font-name-asian="WenQuanYi Micro Hei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Table_20_Contents">
      <style:text-properties fo:color="#000000" style:font-name="Rekha" fo:font-size="11pt" fo:language="ru" fo:country="RU" fo:font-style="normal" fo:font-weight="normal" officeooo:rsid="00632703" officeooo:paragraph-rsid="00632703" fo:background-color="#ffffff" style:font-name-asian="WenQuanYi Micro Hei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27" style:family="paragraph" style:parent-style-name="Table_20_Contents">
      <style:text-properties fo:color="#000000" style:text-outline="false" style:text-line-through-style="none" style:text-line-through-type="none" style:font-name="Rekha" fo:font-size="11pt" fo:language="ru" fo:country="RU" fo:font-style="normal" fo:text-shadow="none" style:text-underline-style="none" fo:font-weight="normal" officeooo:rsid="001fd43c" officeooo:paragraph-rsid="0049a30d" style:font-size-asian="11pt" style:font-style-asian="normal" style:font-weight-asian="normal" style:font-size-complex="11pt" style:text-emphasize="none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ekha" fo:font-size="11pt" fo:language="ru" fo:country="RU" fo:font-style="normal" fo:text-shadow="none" style:text-underline-style="none" fo:font-weight="normal" officeooo:rsid="005850ce" officeooo:paragraph-rsid="005850ce" style:font-size-asian="11pt" style:font-style-asian="normal" style:font-weight-asian="normal" style:font-size-complex="11pt" style:font-weight-complex="normal" style:text-emphasize="none"/>
    </style:style>
    <style:style style:name="P29" style:family="paragraph" style:parent-style-name="Table_20_Contents">
      <style:text-properties fo:color="#000000" style:text-outline="false" style:text-line-through-style="none" style:text-line-through-type="none" style:font-name="Rekha" fo:font-size="11pt" fo:font-style="normal" fo:text-shadow="none" style:text-underline-style="none" fo:font-weight="normal" officeooo:rsid="0049a30d" officeooo:paragraph-rsid="0049a30d" style:font-size-asian="11pt" style:font-style-asian="normal" style:font-weight-asian="normal" style:font-size-complex="11pt" style:text-emphasize="none"/>
    </style:style>
    <style:style style:name="P30" style:family="paragraph" style:parent-style-name="Table_20_Contents">
      <style:text-properties fo:color="#000000" style:text-outline="false" style:text-line-through-style="none" style:text-line-through-type="none" style:font-name="Rekha" fo:font-size="11pt" fo:font-style="normal" fo:text-shadow="none" style:text-underline-style="none" fo:font-weight="normal" officeooo:rsid="0067fad4" officeooo:paragraph-rsid="0067fad4" style:font-size-asian="11pt" style:font-style-asian="normal" style:font-weight-asian="normal" style:font-size-complex="11pt" style:text-emphasize="none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ekha" fo:font-size="11pt" fo:font-style="normal" fo:text-shadow="none" style:text-underline-style="none" fo:font-weight="normal" officeooo:rsid="005850ce" officeooo:paragraph-rsid="005850ce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/>
      <style:paragraph-properties fo:margin-left="0cm" fo:margin-right="-0.801cm" fo:text-indent="0cm" style:auto-text-indent="false" fo:background-color="transparent" text:number-lines="false" text:line-number="0"/>
      <style:text-properties style:font-name="Rekha" fo:font-size="11pt" officeooo:rsid="00193b61" officeooo:paragraph-rsid="001c7a1d" style:font-name-asian="WenQuanYi Micro Hei Mono" style:font-size-asian="11pt" style:font-name-complex="Liberation Mono" style:font-size-complex="11pt"/>
    </style:style>
    <style:style style:name="P33" style:family="paragraph" style:parent-style-name="Table_20_Contents">
      <loext:graphic-properties draw:fill="none"/>
      <style:paragraph-properties fo:margin-left="0cm" fo:margin-right="-0.801cm" fo:text-indent="0cm" style:auto-text-indent="false" fo:background-color="transparent" text:number-lines="false" text:line-number="0"/>
      <style:text-properties officeooo:paragraph-rsid="001cf895"/>
    </style:style>
    <style:style style:name="P34" style:family="paragraph" style:parent-style-name="Standard">
      <style:text-properties style:font-name="Rekha" fo:font-size="11pt" fo:font-weight="normal" officeooo:rsid="003434c4" officeooo:paragraph-rsid="004eaaa2" style:font-name-asian="WenQuanYi Micro Hei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text-properties style:font-name="Rekha" fo:font-size="11pt" fo:font-weight="normal" officeooo:rsid="003434c4" officeooo:paragraph-rsid="00527bcd" style:font-name-asian="WenQuanYi Micro Hei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4eaaa2" officeooo:paragraph-rsid="004eaaa2" style:font-name-asian="WenQuanYi Micro Hei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39cf5d" officeooo:paragraph-rsid="0049a30d" style:font-size-asian="11pt" style:font-size-complex="11pt"/>
    </style:style>
    <style:style style:name="P38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686d21" officeooo:paragraph-rsid="00a1da4d" style:font-size-asian="11pt" style:font-size-complex="11pt"/>
    </style:style>
    <style:style style:name="P39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a1da4d" officeooo:paragraph-rsid="00a39f27" style:font-size-asian="11pt" style:font-size-complex="11pt"/>
    </style:style>
    <style:style style:name="P40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a39f27" officeooo:paragraph-rsid="00a827df" style:font-size-asian="11pt" style:font-size-complex="11pt"/>
    </style:style>
    <style:style style:name="P41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a39f27" officeooo:paragraph-rsid="00a39f27" style:font-size-asian="11pt" style:font-size-complex="11pt"/>
    </style:style>
    <style:style style:name="P42" style:family="paragraph" style:parent-style-name="Standard">
      <style:text-properties fo:font-variant="normal" fo:text-transform="none" fo:color="#000000" style:font-name="Rekha" fo:font-size="11pt" fo:letter-spacing="normal" fo:font-style="normal" fo:font-weight="normal" officeooo:rsid="00a63af5" officeooo:paragraph-rsid="00bc21a7" style:font-size-asian="11pt" style:font-size-complex="11pt"/>
    </style:style>
    <style:style style:name="P43" style:family="paragraph" style:parent-style-name="Table_20_Contents">
      <style:paragraph-properties fo:margin-left="0cm" fo:margin-right="0cm" fo:orphans="2" fo:widows="2" fo:text-indent="0cm" style:auto-text-indent="false"/>
      <style:text-properties style:font-name="Rekha" fo:font-size="11pt" fo:font-weight="normal" officeooo:rsid="003434c4" officeooo:paragraph-rsid="0047c119" style:font-name-asian="WenQuanYi Micro Hei Mono" style:font-size-asian="11pt" style:font-weight-asian="normal" style:font-name-complex="Liberation Mono" style:font-size-complex="11pt" style:font-weight-complex="normal"/>
    </style:style>
    <style:style style:name="P44" style:family="paragraph" style:parent-style-name="Text_20_body">
      <style:text-properties style:font-name="Rekha" fo:font-size="11pt" officeooo:rsid="004b7bed" officeooo:paragraph-rsid="004b7bed" style:font-name-asian="WenQuanYi Micro Hei Mono" style:font-size-asian="11pt" style:font-name-complex="Liberation Mono" style:font-size-complex="11pt"/>
    </style:style>
    <style:style style:name="P45" style:family="paragraph" style:parent-style-name="Text_20_body">
      <style:paragraph-properties fo:text-align="center" style:justify-single-word="false"/>
      <style:text-properties style:font-name="Rekha" fo:font-size="11pt" officeooo:rsid="005850ce" officeooo:paragraph-rsid="005850ce" style:font-name-asian="WenQuanYi Micro Hei Mono" style:font-size-asian="11pt" style:font-name-complex="Liberation Mono" style:font-size-complex="11pt"/>
    </style:style>
    <style:style style:name="P46" style:family="paragraph" style:parent-style-name="Text_20_body">
      <style:text-properties style:font-name="Rekha" fo:font-size="11pt" fo:font-weight="normal" officeooo:rsid="0040b0ea" officeooo:paragraph-rsid="0047c119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Rekha" fo:font-size="11pt" fo:font-weight="normal" officeooo:rsid="005850ce" officeooo:paragraph-rsid="005850ce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4d2d7"/>
    </style:style>
    <style:style style:name="T3" style:family="text">
      <style:text-properties fo:font-variant="normal" fo:text-transform="none" fo:letter-spacing="normal" fo:font-style="normal" fo:font-weight="normal" style:font-name-asian="WenQuanYi Micro Hei Mono" style:font-name-complex="Liberation Mono"/>
    </style:style>
    <style:style style:name="T4" style:family="text">
      <style:text-properties fo:font-variant="normal" fo:text-transform="none" fo:letter-spacing="normal" fo:font-style="normal" fo:font-weight="normal" officeooo:rsid="0014d2d7" style:font-name-asian="WenQuanYi Micro Hei Mono" style:font-name-complex="Liberation Mono"/>
    </style:style>
    <style:style style:name="T5" style:family="text">
      <style:text-properties fo:font-variant="normal" fo:text-transform="none" fo:letter-spacing="normal" fo:font-style="normal" fo:font-weight="normal" officeooo:rsid="003434c4" style:font-name-asian="WenQuanYi Micro Hei Mono" style:font-name-complex="Liberation Mono"/>
    </style:style>
    <style:style style:name="T6" style:family="text">
      <style:text-properties fo:font-variant="normal" fo:text-transform="none" fo:letter-spacing="normal" fo:font-style="normal" fo:font-weight="normal" officeooo:rsid="0039cf5d"/>
    </style:style>
    <style:style style:name="T7" style:family="text">
      <style:text-properties fo:font-variant="normal" fo:text-transform="none" fo:letter-spacing="normal" fo:font-style="normal" fo:font-weight="normal" officeooo:rsid="00d2bdda"/>
    </style:style>
    <style:style style:name="T8" style:family="text">
      <style:text-properties fo:font-variant="normal" fo:text-transform="none" fo:color="#000000" fo:letter-spacing="normal" fo:font-style="normal" officeooo:rsid="003cdcfd"/>
    </style:style>
    <style:style style:name="T9" style:family="text">
      <style:text-properties fo:font-variant="normal" fo:text-transform="none" fo:color="#000000" fo:letter-spacing="normal" fo:font-style="normal" officeooo:rsid="00132ce2"/>
    </style:style>
    <style:style style:name="T10" style:family="text">
      <style:text-properties fo:font-variant="normal" fo:text-transform="none" fo:color="#000000" fo:letter-spacing="normal" fo:font-style="normal" officeooo:rsid="001fd43c"/>
    </style:style>
    <style:style style:name="T11" style:family="text">
      <style:text-properties fo:font-variant="normal" fo:text-transform="none" fo:color="#000000" fo:letter-spacing="normal" fo:font-style="normal" officeooo:rsid="004eaaa2"/>
    </style:style>
    <style:style style:name="T12" style:family="text">
      <style:text-properties fo:font-variant="normal" fo:text-transform="none" fo:color="#000000" fo:letter-spacing="normal" fo:font-style="normal" officeooo:rsid="0040b0ea" style:font-style-asian="normal" style:font-style-complex="normal"/>
    </style:style>
    <style:style style:name="T13" style:family="text">
      <style:text-properties fo:font-variant="normal" fo:text-transform="none" fo:color="#000000" fo:letter-spacing="normal" fo:font-style="normal" officeooo:rsid="0053c657"/>
    </style:style>
    <style:style style:name="T14" style:family="text">
      <style:text-properties fo:font-variant="normal" fo:text-transform="none" fo:color="#000000" fo:letter-spacing="normal" fo:font-style="normal" officeooo:rsid="005bbaa9"/>
    </style:style>
    <style:style style:name="T15" style:family="text">
      <style:text-properties fo:font-variant="normal" fo:text-transform="none" fo:color="#000000" fo:letter-spacing="normal" fo:font-style="italic" officeooo:rsid="004eaaa2" style:font-style-asian="italic" style:font-style-complex="italic"/>
    </style:style>
    <style:style style:name="T16" style:family="text">
      <style:text-properties fo:font-variant="normal" fo:text-transform="none" fo:color="#000000" fo:letter-spacing="normal" fo:font-style="italic" officeooo:rsid="00560d1b" style:font-style-asian="italic" style:font-style-complex="italic"/>
    </style:style>
    <style:style style:name="T17" style:family="text">
      <style:text-properties style:font-name="Rekha" fo:font-size="11pt" officeooo:rsid="00193b61" style:font-name-asian="WenQuanYi Micro Hei Mono" style:font-size-asian="11pt" style:font-name-complex="Liberation Mono" style:font-size-complex="11pt"/>
    </style:style>
    <style:style style:name="T18" style:family="text">
      <style:text-properties style:font-name="Rekha" fo:font-size="11pt" fo:font-weight="bold" officeooo:rsid="00193b61" style:font-name-asian="WenQuanYi Micro Hei Mono" style:font-size-asian="11pt" style:font-weight-asian="bold" style:font-name-complex="Liberation Mono" style:font-size-complex="11pt"/>
    </style:style>
    <style:style style:name="T19" style:family="text">
      <style:text-properties style:font-name="Rekha" fo:font-size="11pt" fo:font-weight="bold" officeooo:rsid="001c7a1d" style:font-name-asian="WenQuanYi Micro Hei Mono" style:font-size-asian="11pt" style:font-weight-asian="bold" style:font-name-complex="Liberation Mono" style:font-size-complex="11pt"/>
    </style:style>
    <style:style style:name="T20" style:family="text">
      <style:text-properties style:font-name="Rekha" fo:font-size="11pt" fo:font-weight="normal" officeooo:rsid="00193b61" style:font-name-asian="WenQuanYi Micro Hei Mono" style:font-size-asian="11pt" style:font-weight-asian="normal" style:font-name-complex="Liberation Mono" style:font-size-complex="11pt"/>
    </style:style>
    <style:style style:name="T21" style:family="text">
      <style:text-properties style:font-name="Rekha" fo:font-size="11pt" fo:language="en" fo:country="US" fo:font-weight="normal" officeooo:rsid="001cf895" style:font-name-asian="WenQuanYi Micro Hei Mono" style:font-size-asian="11pt" style:font-weight-asian="normal" style:font-name-complex="Liberation Mono" style:font-size-complex="11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c7a1d" style:font-weight-asian="bold"/>
    </style:style>
    <style:style style:name="T24" style:family="text">
      <style:text-properties officeooo:rsid="001c7a1d"/>
    </style:style>
    <style:style style:name="T25" style:family="text">
      <style:text-properties officeooo:rsid="0020d0b8"/>
    </style:style>
    <style:style style:name="T26" style:family="text">
      <style:text-properties officeooo:rsid="002ad90f"/>
    </style:style>
    <style:style style:name="T27" style:family="text">
      <style:text-properties officeooo:rsid="002c0c72"/>
    </style:style>
    <style:style style:name="T28" style:family="text">
      <style:text-properties officeooo:rsid="002e0c7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e0c71"/>
    </style:style>
    <style:style style:name="T31" style:family="text">
      <style:text-properties fo:language="ru" fo:country="RU" officeooo:rsid="0047c119"/>
    </style:style>
    <style:style style:name="T32" style:family="text">
      <style:text-properties fo:language="ru" fo:country="RU" style:font-style-asian="normal" style:font-style-complex="normal"/>
    </style:style>
    <style:style style:name="T33" style:family="text">
      <style:text-properties fo:language="ru" fo:country="RU" officeooo:rsid="0069c901" style:font-style-asian="normal" style:font-style-complex="normal"/>
    </style:style>
    <style:style style:name="T34" style:family="text">
      <style:text-properties fo:language="ru" fo:country="RU" officeooo:rsid="006da5a8" style:font-style-asian="normal" style:font-style-complex="normal"/>
    </style:style>
    <style:style style:name="T35" style:family="text">
      <style:text-properties fo:language="ru" fo:country="RU" officeooo:rsid="006eb17a" style:font-style-asian="normal" style:font-style-complex="normal"/>
    </style:style>
    <style:style style:name="T36" style:family="text">
      <style:text-properties fo:language="ru" fo:country="RU" officeooo:rsid="0072cba8" style:font-style-asian="normal" style:font-style-complex="normal"/>
    </style:style>
    <style:style style:name="T37" style:family="text">
      <style:text-properties fo:language="ru" fo:country="RU" officeooo:rsid="009295ea" style:font-style-asian="normal" style:font-style-complex="normal"/>
    </style:style>
    <style:style style:name="T38" style:family="text">
      <style:text-properties fo:language="ru" fo:country="RU" officeooo:rsid="0092e135" style:font-style-asian="normal" style:font-style-complex="normal"/>
    </style:style>
    <style:style style:name="T39" style:family="text">
      <style:text-properties fo:language="ru" fo:country="RU" officeooo:rsid="0094f41a" style:font-style-asian="normal" style:font-style-complex="normal"/>
    </style:style>
    <style:style style:name="T40" style:family="text">
      <style:text-properties fo:language="ru" fo:country="RU" officeooo:rsid="00a1da4d" style:font-style-asian="normal" style:font-style-complex="normal"/>
    </style:style>
    <style:style style:name="T41" style:family="text">
      <style:text-properties fo:language="ru" fo:country="RU" officeooo:rsid="00a3b728" style:font-style-asian="normal" style:font-style-complex="normal"/>
    </style:style>
    <style:style style:name="T42" style:family="text">
      <style:text-properties fo:language="ru" fo:country="RU" officeooo:rsid="00a63af5" style:font-style-asian="normal" style:font-style-complex="normal"/>
    </style:style>
    <style:style style:name="T43" style:family="text">
      <style:text-properties fo:language="ru" fo:country="RU" officeooo:rsid="00a827df" style:font-style-asian="normal" style:font-style-complex="normal"/>
    </style:style>
    <style:style style:name="T44" style:family="text">
      <style:text-properties fo:language="ru" fo:country="RU" officeooo:rsid="00bc21a7" style:font-style-asian="normal" style:font-style-complex="normal"/>
    </style:style>
    <style:style style:name="T45" style:family="text">
      <style:text-properties fo:language="ru" fo:country="RU" officeooo:rsid="00a39f27" style:font-style-asian="normal" style:font-style-complex="normal"/>
    </style:style>
    <style:style style:name="T46" style:family="text">
      <style:text-properties fo:language="ru" fo:country="RU" officeooo:rsid="00bccfc9" style:font-style-asian="normal" style:font-style-complex="normal"/>
    </style:style>
    <style:style style:name="T47" style:family="text">
      <style:text-properties fo:language="ru" fo:country="RU" officeooo:rsid="00dcfc39" style:font-style-asian="normal" style:font-style-complex="normal"/>
    </style:style>
    <style:style style:name="T48" style:family="text">
      <style:text-properties fo:language="ru" fo:country="RU" fo:font-style="italic" officeooo:rsid="006eb17a" style:font-style-asian="italic" style:font-style-complex="italic"/>
    </style:style>
    <style:style style:name="T49" style:family="text">
      <style:text-properties fo:language="ru" fo:country="RU" fo:font-style="italic" officeooo:rsid="009295ea" style:font-style-asian="italic" style:font-style-complex="italic"/>
    </style:style>
    <style:style style:name="T50" style:family="text">
      <style:text-properties officeooo:rsid="0031b8e9"/>
    </style:style>
    <style:style style:name="T51" style:family="text">
      <style:text-properties fo:color="#000000"/>
    </style:style>
    <style:style style:name="T52" style:family="text">
      <style:text-properties fo:color="#000000" officeooo:rsid="0026fdd9"/>
    </style:style>
    <style:style style:name="T53" style:family="text">
      <style:text-properties fo:color="#000000" officeooo:rsid="0042ad6d"/>
    </style:style>
    <style:style style:name="T54" style:family="text">
      <style:text-properties fo:color="#000000" officeooo:rsid="0047c119"/>
    </style:style>
    <style:style style:name="T55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6" style:family="text">
      <style:text-properties fo:color="#000000" style:text-outline="false" style:text-line-through-style="none" style:text-line-through-type="none" fo:font-style="normal" fo:text-shadow="none" style:text-underline-style="none" officeooo:rsid="00452c9b" style:font-style-asian="normal" style:text-emphasize="none"/>
    </style:style>
    <style:style style:name="T57" style:family="text">
      <style:text-properties fo:color="#000000" style:text-outline="false" style:text-line-through-style="none" style:text-line-through-type="none" fo:font-style="normal" fo:text-shadow="none" style:text-underline-style="none" officeooo:rsid="0026fdd9" style:font-style-asian="normal" style:text-emphasize="none"/>
    </style:style>
    <style:style style:name="T58" style:family="text">
      <style:text-properties fo:color="#000000" style:text-outline="false" style:text-line-through-style="none" style:text-line-through-type="none" fo:font-style="normal" fo:text-shadow="none" style:text-underline-style="none" officeooo:rsid="0040b0ea" style:font-style-asian="normal" style:text-emphasize="none"/>
    </style:style>
    <style:style style:name="T59" style:family="text">
      <style:text-properties fo:color="#000000" style:text-outline="false" style:text-line-through-style="none" style:text-line-through-type="none" fo:font-style="normal" fo:text-shadow="none" style:text-underline-style="none" officeooo:rsid="0042ad6d" style:font-style-asian="normal" style:text-emphasize="none"/>
    </style:style>
    <style:style style:name="T60" style:family="text">
      <style:text-properties fo:color="#000000" style:text-outline="false" style:text-line-through-style="none" style:text-line-through-type="none" fo:font-style="normal" fo:text-shadow="none" style:text-underline-style="none" officeooo:rsid="0067dbf0" style:font-style-asian="normal" style:text-emphasize="none"/>
    </style:style>
    <style:style style:name="T61" style:family="text">
      <style:text-properties fo:color="#000000" style:text-outline="false" style:text-line-through-style="none" style:text-line-through-type="none" fo:font-style="normal" fo:text-shadow="none" style:text-underline-style="none" officeooo:rsid="00774230" style:font-style-asian="normal" style:text-emphasize="none"/>
    </style:style>
    <style:style style:name="T62" style:family="text">
      <style:text-properties fo:color="#000000" style:text-outline="false" style:text-line-through-style="none" style:text-line-through-type="none" fo:font-style="normal" fo:text-shadow="none" style:text-underline-style="none" officeooo:rsid="007fc7cf" style:font-style-asian="normal" style:text-emphasize="none"/>
    </style:style>
    <style:style style:name="T63" style:family="text">
      <style:text-properties fo:color="#000000" style:text-outline="false" style:text-line-through-style="none" style:text-line-through-type="none" fo:font-style="normal" fo:text-shadow="none" style:text-underline-style="none" officeooo:rsid="0092ed3a" style:font-style-asian="normal" style:text-emphasize="none"/>
    </style:style>
    <style:style style:name="T64" style:family="text">
      <style:text-properties fo:color="#000000" style:text-outline="false" style:text-line-through-style="none" style:text-line-through-type="none" fo:font-style="normal" fo:text-shadow="none" style:text-underline-style="none" officeooo:rsid="00940e99" style:font-style-asian="normal" style:text-emphasize="none"/>
    </style:style>
    <style:style style:name="T65" style:family="text">
      <style:text-properties fo:color="#000000" style:text-outline="false" style:text-line-through-style="none" style:text-line-through-type="none" fo:font-style="normal" fo:text-shadow="none" style:text-underline-style="none" officeooo:rsid="009b45c2" style:font-style-asian="normal" style:text-emphasize="none"/>
    </style:style>
    <style:style style:name="T66" style:family="text">
      <style:text-properties fo:color="#000000" officeooo:rsid="009b45c2"/>
    </style:style>
    <style:style style:name="T67" style:family="text">
      <style:text-properties fo:color="#000000" officeooo:rsid="00cebe45"/>
    </style:style>
    <style:style style:name="T68" style:family="text">
      <style:text-properties officeooo:rsid="003434c4"/>
    </style:style>
    <style:style style:name="T69" style:family="text">
      <style:text-properties officeooo:rsid="0040b0ea"/>
    </style:style>
    <style:style style:name="T70" style:family="text">
      <style:text-properties officeooo:rsid="0042ad6d"/>
    </style:style>
    <style:style style:name="T71" style:family="text">
      <style:text-properties style:font-weight-complex="normal"/>
    </style:style>
    <style:style style:name="T72" style:family="text">
      <style:text-properties officeooo:rsid="002c0c72" style:font-weight-complex="normal"/>
    </style:style>
    <style:style style:name="T73" style:family="text">
      <style:text-properties fo:language="en" fo:country="US"/>
    </style:style>
    <style:style style:name="T74" style:family="text">
      <style:text-properties officeooo:rsid="0049a30d"/>
    </style:style>
    <style:style style:name="T75" style:family="text">
      <style:text-properties officeooo:rsid="0049a30d" style:font-name-asian="WenQuanYi Micro Hei Mono" style:font-name-complex="Liberation Mono"/>
    </style:style>
    <style:style style:name="T76" style:family="text">
      <style:text-properties officeooo:rsid="009ceaf7" style:font-name-asian="WenQuanYi Micro Hei Mono" style:font-name-complex="Liberation Mono"/>
    </style:style>
    <style:style style:name="T77" style:family="text">
      <style:text-properties officeooo:rsid="004d37c1"/>
    </style:style>
    <style:style style:name="T78" style:family="text">
      <style:text-properties officeooo:rsid="00560d1b"/>
    </style:style>
    <style:style style:name="T79" style:family="text">
      <style:text-properties officeooo:rsid="0067dbf0"/>
    </style:style>
    <style:style style:name="T80" style:family="text">
      <style:text-properties officeooo:rsid="00686d21"/>
    </style:style>
    <style:style style:name="T81" style:family="text">
      <style:text-properties officeooo:rsid="0069c901"/>
    </style:style>
    <style:style style:name="T82" style:family="text">
      <style:text-properties officeooo:rsid="006eb17a"/>
    </style:style>
    <style:style style:name="T83" style:family="text">
      <style:text-properties officeooo:rsid="00774230"/>
    </style:style>
    <style:style style:name="T84" style:family="text">
      <style:text-properties officeooo:rsid="007e2026"/>
    </style:style>
    <style:style style:name="T85" style:family="text">
      <style:text-properties officeooo:rsid="00940e99"/>
    </style:style>
    <style:style style:name="T86" style:family="text">
      <style:text-properties officeooo:rsid="0094f41a"/>
    </style:style>
    <style:style style:name="T87" style:family="text">
      <style:text-properties officeooo:rsid="009da3ce"/>
    </style:style>
    <style:style style:name="T88" style:family="text">
      <style:text-properties officeooo:rsid="00bc21a7"/>
    </style:style>
    <style:style style:name="T89" style:family="text">
      <style:text-properties officeooo:rsid="00c9d46e"/>
    </style:style>
    <style:style style:name="T90" style:family="text">
      <style:text-properties officeooo:rsid="00cdab19"/>
    </style:style>
    <style:style style:name="T91" style:family="text">
      <style:text-properties officeooo:rsid="00cf7108"/>
    </style:style>
    <style:style style:name="T92" style:family="text">
      <style:text-properties officeooo:rsid="00d284fd"/>
    </style:style>
    <style:style style:name="T93" style:family="text">
      <style:text-properties officeooo:rsid="00d2bdda"/>
    </style:style>
    <style:style style:name="T94" style:family="text">
      <style:text-properties officeooo:rsid="00d405e6"/>
    </style:style>
    <style:style style:name="T95" style:family="text">
      <style:text-properties officeooo:rsid="00d5a0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№</text:p>
          </table:table-cell>
          <table:table-cell table:style-name="Таблица1.A1" office:value-type="string">
            <text:p text:style-name="P1">Вопросы</text:p>
          </table:table-cell>
          <table:table-cell table:style-name="Таблица1.C1" office:value-type="string">
            <text:p text:style-name="P1">Ответы</text:p>
          </table:table-cell>
        </table:table-row>
        <table:table-row>
          <table:table-cell table:style-name="Таблица1.A2" office:value-type="string">
            <text:p text:style-name="P8">1</text:p>
            <text:p text:style-name="P5"/>
            <text:p text:style-name="P16"/>
          </table:table-cell>
          <table:table-cell table:style-name="Таблица1.A2" office:value-type="string">
            <text:p text:style-name="P4">Каки<text:span text:style-name="T30">ми</text:span> нормативны<text:span text:style-name="T28">ми</text:span> документ<text:span text:style-name="T28">ами следует</text:span><text:span text:style-name="T30"> </text:span><text:span text:style-name="T28">руководствоваться</text:span> при создании мероприятия по информатизации<text:span text:style-name="T25"> на 1 этапе</text:span> в<text:span text:style-name="T89">о</text:span> ФГИС КИ?</text:p>
            <text:p text:style-name="P3"/>
            <text:p text:style-name="P15"/>
          </table:table-cell>
          <table:table-cell table:style-name="Таблица1.C2" office:value-type="string">
            <text:p text:style-name="P7">При создании <text:span text:style-name="T28">мероприятия по информатизации на 1 этапе следует</text:span> <text:span text:style-name="T26">руководствоваться</text:span> следующи<text:span text:style-name="T26">ми</text:span> нормативны<text:span text:style-name="T26">ми</text:span> документ<text:span text:style-name="T26">ами</text:span>:</text:p>
            <text:p text:style-name="P6">- Постановление Правительства Р<text:span text:style-name="T24">Ф </text:span>от 24 мая 2010 г. <text:span text:style-name="T22">№ 365</text:span> «О координации мероприятий по использованию информационно-коммуникационных технологий в деятельности государственных органов» (в редакции ПП Российской Федерации № 392);</text:p>
            <text:p text:style-name="P32">- Приказ Министерства связи и массовых коммуникаций Российской Федерации от 31 августа 2016 г. <text:span text:style-name="T23">№ </text:span><text:span text:style-name="T22">420</text:span> <text:s/>«Об утверждении методических рекомендаций, предусмотренных абзацами вторым и пятым пункта 2 постановления Правительства Российской Федерации от 5 мая 2016 г. № 392 «О приоритетных направлениях использования и развития информационно-коммуникационных технологий в федеральных органах исполнительной власти и органах управления государственными внебюджетными фондами и о внесении изменений в некоторые акты Правительства Российской Федерации»;</text:p>
            <text:p text:style-name="P33"><text:span text:style-name="T17">- Приказ Министерства финансов Российской Федерации от 08 июля 2018 </text:span><text:span text:style-name="T18">№ </text:span><text:span text:style-name="T19">№ </text:span><text:span text:style-name="T18">132н </text:span><text:span text:style-name="T20">(ред. от 30.11.2018) "О Порядке формирования и применения кодов бюджетной классификации Российской Федерации, их структуре и принципах назначения"</text:span><text:span text:style-name="T21">.</text:span></text:p>
          </table:table-cell>
        </table:table-row>
        <table:table-row>
          <table:table-cell table:style-name="Таблица1.A2" office:value-type="string">
            <text:p text:style-name="P45">2</text:p>
          </table:table-cell>
          <table:table-cell table:style-name="Таблица1.A2" office:value-type="string">
            <text:p text:style-name="P44">Как <text:span text:style-name="T77">осуществляется</text:span> <text:span text:style-name="T78">изменение</text:span> статуса мероприятия по информатизации <text:span text:style-name="T77">во ФГИС КИ</text:span>?</text:p>
          </table:table-cell>
          <table:table-cell table:style-name="Таблица1.C2" office:value-type="string">
            <text:p text:style-name="P34"><text:span text:style-name="T13">П</text:span><text:span text:style-name="T11">еревод (изменени</text:span><text:span text:style-name="T13">е</text:span><text:span text:style-name="T11">) статуса мероприятия по информатизации </text:span><text:span text:style-name="T13">осуществляется через функционал «Управление статусами МПИ» ФГИС КИ следующим образом:</text:span><text:span text:style-name="T11"> </text:span></text:p>
            <text:p text:style-name="P36">1. Открыть МПИ;</text:p>
            <text:p text:style-name="P34"><text:span text:style-name="T11">2. Н</text:span><text:span text:style-name="T8">ажать кнопку «Управление статусом МПИ»;</text:span></text:p>
            <text:p text:style-name="P35"><text:span text:style-name="T11">3. В</text:span><text:span text:style-name="T8"> поле «Выбер</text:span><text:span text:style-name="T14">и</text:span><text:span text:style-name="T8">те статус для перевода» из выпадающего списка выбрать </text:span><text:span text:style-name="T11">соответствующий </text:span><text:span text:style-name="T8">статус, </text:span><text:span text:style-name="T15">например, «Отправить на </text:span><text:span text:style-name="T16">согласование руководителю</text:span><text:span text:style-name="T15">»</text:span><text:span text:style-name="T12">;</text:span></text:p>
            <text:p text:style-name="P35"><text:span text:style-name="T11">4. О</text:span><text:span text:style-name="T8">существить перевод статуса нажатием на кнопку</text:span></text:p>
            <text:p text:style-name="P17"><text:span text:style-name="T8">«1. Подтвердить перевод ЭП».</text:span> </text:p>
            <text:p text:style-name="P25">Функционал изменения статуса может быть ограничен в соответствии с ролевой моделью в<text:span text:style-name="T90">о</text:span> <text:span text:style-name="T29">ФГИС КИ</text:span><text:span text:style-name="T73">.</text:span></text:p>
            <text:p text:style-name="P26"><text:span text:style-name="T83">По вопросам, связанным с ролями в </text:span><text:soft-page-break/><text:span text:style-name="T83">системе, рекомендуем обращаться в техническую поддержку ФГИС КИ.</text:span></text:p>
          </table:table-cell>
        </table:table-row>
        <table:table-row>
          <table:table-cell table:style-name="Таблица1.A2" office:value-type="string">
            <text:p text:style-name="P47">3</text:p>
          </table:table-cell>
          <table:table-cell table:style-name="Таблица1.A2" office:value-type="string">
            <text:p text:style-name="P46">Как<text:span text:style-name="T79">ова пос</text:span>ледовательность действий при заполнении <text:span text:style-name="T29">раздел</text:span><text:span text:style-name="T31">ов</text:span> 5 <text:span text:style-name="T52">«</text:span><text:span text:style-name="T51">Сведения об объёмах бюджетных ассигнований» </text:span><text:span text:style-name="T54">и </text:span><text:span text:style-name="T56">6</text:span><text:span text:style-name="T55"> </text:span><text:span text:style-name="T57">«</text:span><text:span text:style-name="T55">Сведения о </text:span><text:span text:style-name="T56">товарах, работах и услугах» </text:span><text:span text:style-name="T65">в </text:span><text:span text:style-name="T51">мероприятия</text:span><text:span text:style-name="T66">х</text:span><text:span text:style-name="T51"> по информатизации в</text:span><text:span text:style-name="T67">о</text:span><text:span text:style-name="T51"> ФГИС КИ?</text:span></text:p>
          </table:table-cell>
          <table:table-cell table:style-name="Таблица1.C2" office:value-type="string">
            <text:p text:style-name="P14"><text:span text:style-name="T79">Заполнение разделов </text:span>5 «<text:span text:style-name="T69">Сведения о</text:span>б об<text:span text:style-name="T69">ъёмах бюджетных ассигнований» и</text:span> <text:span text:style-name="T56">6</text:span><text:span text:style-name="T58"> </text:span><text:span text:style-name="T57">«</text:span><text:span text:style-name="T58">Сведения о </text:span><text:span text:style-name="T56">товарах, работах и услугах» </text:span><text:span text:style-name="T65">в</text:span><text:span text:style-name="T56"> </text:span><text:span text:style-name="T64">мероприятия</text:span><text:span text:style-name="T65">х</text:span><text:span text:style-name="T64"> по информатизации </text:span><text:span text:style-name="T60">происходит </text:span><text:span text:style-name="T61">посредством</text:span><text:span text:style-name="T60"> взаимодействи</text:span><text:span text:style-name="T62">я</text:span><text:span text:style-name="T60"> систем ФГИС КИ и </text:span><text:span text:style-name="T63">ГИИС </text:span><text:span text:style-name="T60">«Электронный </text:span><text:span text:style-name="T61">бюджет</text:span><text:span text:style-name="T60">». </text:span></text:p>
            <text:p text:style-name="P13">Для заполнения разделов сведениями важно <text:span text:style-name="T84">выполнить следующие действия:</text:span></text:p>
            <text:p text:style-name="P9">1. Создать МПИ в<text:span text:style-name="T91">о</text:span> ФГИС КИ,</text:p>
            <text:p text:style-name="P9">2. Отправить сведения в <text:span text:style-name="T92">ГИИС «</text:span>Электронный бюджет» <text:span text:style-name="T69">путём перевода МПИ в статус «Отправлено в ЭБ».</text:span></text:p>
            <text:p text:style-name="P10"><text:span text:style-name="T70">3. Проверить получение данных из ГИИС «Электронный бюджет» в разделах 5 </text:span><text:span text:style-name="T52">«</text:span><text:span text:style-name="T53">Сведения об объёмах бюджетных ассигнований» </text:span><text:span text:style-name="T70">мероприятия по информатизации в системе ФГИС КИ и </text:span><text:span text:style-name="T56">6</text:span><text:span text:style-name="T59"> </text:span><text:span text:style-name="T57">«</text:span><text:span text:style-name="T59">Сведения о </text:span><text:span text:style-name="T56">товарах, работах и услугах»</text:span><text:span text:style-name="T65">в </text:span><text:span text:style-name="T56"><text:s/></text:span><text:span text:style-name="T53">мероприятия</text:span><text:span text:style-name="T66">х</text:span><text:span text:style-name="T53"> по информатизации в ФГИС КИ</text:span><text:span text:style-name="T70">.</text:span></text:p>
            <text:p text:style-name="P12">По вопросам работы <text:span text:style-name="T85">ГИИС </text:span>«Электронный бюджет» обращаться в <text:span text:style-name="T92">т</text:span>ехническую поддержку системы.</text:p>
          </table:table-cell>
        </table:table-row>
        <table:table-row>
          <table:table-cell table:style-name="Таблица1.A2" office:value-type="string">
            <text:p text:style-name="P28">4</text:p>
          </table:table-cell>
          <table:table-cell table:style-name="Таблица1.A2" office:value-type="string">
            <text:p text:style-name="P27"><text:span text:style-name="T72">Какова последовательность действий</text:span><text:span text:style-name="T71"> при </text:span><text:span text:style-name="T72">получении </text:span><text:span text:style-name="T71">отрицательн</text:span><text:span text:style-name="T72">ого</text:span><text:span text:style-name="T71"> заключени</text:span><text:span text:style-name="T72">я</text:span><text:span text:style-name="T71"> </text:span><text:span text:style-name="T72">на</text:span><text:span text:style-name="T71"> МПИ?</text:span></text:p>
          </table:table-cell>
          <table:table-cell table:style-name="Таблица1.C2" office:value-type="string">
            <text:p text:style-name="P23">При получении отрицательного <text:span text:style-name="T68">экспертного </text:span>заключения на мероприяти<text:span text:style-name="T50">е</text:span> по информатизации необходимо выполнить следующие действия:</text:p>
            <text:p text:style-name="P24"><text:span text:style-name="T1">1. Ознакомиться </text:span><text:span text:style-name="T7">во </text:span><text:span text:style-name="T6">ФГИС КИ </text:span><text:span text:style-name="T1">с полученными замечаниями и рекомендациями, направленны</text:span><text:span text:style-name="T2">ми</text:span><text:span text:style-name="T1"> Минкомсвязью (</text:span><text:span text:style-name="T3">п. 17 Постановлени</text:span><text:span text:style-name="T4">я</text:span><text:span text:style-name="T3"> Правительства РФ от 24 мая 2010 г. </text:span><text:span text:style-name="T5">№</text:span><text:span text:style-name="T3"> 365).</text:span></text:p>
            <text:p text:style-name="P18">2. Доработать МПИ в<text:span text:style-name="T93">о</text:span> ФГИС КИ <text:span text:style-name="T27">согласно замечаниям </text:span>и рекомендациям. </text:p>
            <text:p text:style-name="P11"><text:span text:style-name="T9">3. </text:span><text:span text:style-name="T10">Направить </text:span><text:span text:style-name="T9">МПИ на экспертизу повторно.</text:span></text:p>
          </table:table-cell>
        </table:table-row>
        <table:table-row>
          <table:table-cell table:style-name="Таблица1.A2" office:value-type="string">
            <text:p text:style-name="P31">5</text:p>
          </table:table-cell>
          <table:table-cell table:style-name="Таблица1.A2" office:value-type="string">
            <text:p text:style-name="P29">Как доработать мероприятие по информатизации <text:span text:style-name="T86">с отрицательным экспертным заключением </text:span>в<text:span text:style-name="T95">о</text:span> ФГИС КИ?</text:p>
          </table:table-cell>
          <table:table-cell table:style-name="Таблица1.C2" office:value-type="string">
            <text:p text:style-name="P37">Доработка мероприятия по информатизации в<text:span text:style-name="T94">о</text:span> ФГИС КИ осуществляется следующим образом: </text:p>
            <text:p text:style-name="P19"><text:span text:style-name="T74">1. Перевести МПИ из статуса </text:span><text:span text:style-name="T34">«</text:span><text:span text:style-name="T39">О</text:span><text:span text:style-name="T34">трицательное заключение </text:span><text:span text:style-name="T37">(неутв.)</text:span><text:span text:style-name="T34">» </text:span><text:span text:style-name="T74">в статус «Отправлено на доработку» при помощи функционала «Управление статусом МПИ» ФГИС КИ.</text:span> </text:p>
            <text:p text:style-name="P20"><text:span text:style-name="T75">2. </text:span><text:span text:style-name="T76">Отредактировать информацию в </text:span><text:soft-page-break/><text:span text:style-name="T76">разделах МПИ.</text:span></text:p>
            <text:p text:style-name="P22">Для изменения информации необходимо нажать на кнопку «Карандаш».</text:p>
          </table:table-cell>
        </table:table-row>
        <table:table-row>
          <table:table-cell table:style-name="Таблица1.A2" office:value-type="string">
            <text:p text:style-name="P30">6</text:p>
          </table:table-cell>
          <table:table-cell table:style-name="Таблица1.A2" office:value-type="string">
            <text:p text:style-name="P30"><text:span text:style-name="T88">Как</text:span> посмотреть <text:span text:style-name="T87">статус мероприятий по информатизации, прошедших экспертизу, и </text:span>экспертное заключение <text:span text:style-name="T80">на МПИ</text:span>?</text:p>
          </table:table-cell>
          <table:table-cell table:style-name="Таблица1.C2" office:value-type="string">
            <text:p text:style-name="P41">Статус мероприятий по информатизации и экспертные заключения на МПИ доступны к просмотру в разделе «Мои Мероприятия» ФГИС КИ.</text:p>
            <text:p text:style-name="P39">Для просмотра статуса МПИ необходимо:</text:p>
            <text:p text:style-name="P38"><text:span text:style-name="T82">1. З</text:span>айти в раздел «<text:span text:style-name="T81">Мои Мероприятия» и выбрать соответствующий </text:span><text:span text:style-name="T33">плановый период, </text:span><text:span text:style-name="T48">например, 2020-202</text:span><text:span text:style-name="T49">2</text:span><text:span text:style-name="T33">.</text:span></text:p>
            <text:p text:style-name="P38"><text:span text:style-name="T35">2. </text:span><text:span text:style-name="T40">Выбрать искомое МПИ н</text:span><text:span text:style-name="T36">а открывшейся странице. </text:span><text:span text:style-name="T41">В</text:span><text:span text:style-name="T34"> столбце «</text:span><text:span text:style-name="T35">С</text:span><text:span text:style-name="T34">татус» будет отражена информация о результатах проведенной экспертизы </text:span><text:span text:style-name="T38">в одном из вариантов</text:span><text:span text:style-name="T34">:</text:span></text:p>
            <text:p text:style-name="P38"><text:span text:style-name="T34">- «</text:span><text:span text:style-name="T39">О</text:span><text:span text:style-name="T34">трицательное заключение </text:span><text:span text:style-name="T37">(неутв.)</text:span><text:span text:style-name="T34">»,</text:span></text:p>
            <text:p text:style-name="P38"><text:span text:style-name="T34">- «</text:span><text:span text:style-name="T39">П</text:span><text:span text:style-name="T34">оложительное заключение» </text:span><text:span text:style-name="T37">(неутв.)»,</text:span></text:p>
            <text:p text:style-name="P38"><text:span text:style-name="T37">- «</text:span><text:span text:style-name="T39">П</text:span><text:span text:style-name="T37">оложительное </text:span><text:span text:style-name="T47">заключение</text:span><text:span text:style-name="T37">»</text:span><text:span text:style-name="T34">.</text:span></text:p>
            <text:p text:style-name="P42"><text:span text:style-name="T32"><text:s/></text:span><text:span text:style-name="T44">3</text:span><text:span text:style-name="T34">. </text:span><text:span text:style-name="T44">Войти в</text:span><text:span text:style-name="T45"> МПИ </text:span><text:span text:style-name="T44">д</text:span><text:span text:style-name="T32">ля просмотра экспертного заключения.</text:span></text:p>
            <text:p text:style-name="P40"><text:span text:style-name="T32">4. Нажать кнопку «Скачать». </text:span><text:span text:style-name="T42">В открывшемся файле будет отражено экспертное заключение </text:span><text:span text:style-name="T43">с замечаниями </text:span><text:span text:style-name="T46">и </text:span><text:span text:style-name="T43"><text:s/>рекомендациями по доработке МПИ </text:span><text:span text:style-name="T36">(п.17 Постановления РФ от 24 мая 2010 г. № 365)</text:span><text:span text:style-name="T43">.</text:span></text:p>
          </table:table-cell>
        </table:table-row>
      </table:table>
      <text:p text:style-name="Preformatted_20_Text"/>
      <text:p text:style-name="P21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0:49:46.137000000</dc:date>
    <meta:editing-duration>PT7H57M12S</meta:editing-duration>
    <meta:editing-cycles>103</meta:editing-cycles>
    <meta:generator>LibreOffice/6.2.4.2$Windows_X86_64 LibreOffice_project/2412653d852ce75f65fbfa83fb7e7b669a126d64</meta:generator>
    <dc:title>Презентация PowerPoint</dc:title>
    <meta:initial-creator>Колесникова Зоя Александровна</meta:initial-creator>
    <meta:creation-date>2019-11-20T17:15:00</meta:creation-date>
    <meta:print-date>2020-01-16T16:12:59.569000000</meta:print-date>
    <meta:document-statistic meta:table-count="1" meta:image-count="0" meta:object-count="0" meta:page-count="3" meta:paragraph-count="50" meta:word-count="627" meta:character-count="4678" meta:non-whitespace-character-count="4091"/>
  </office:meta>
</office:document-meta>
</file>